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b887" officeooo:paragraph-rsid="0021b887"/>
    </style:style>
    <style:style style:name="P2" style:family="paragraph" style:parent-style-name="Standard">
      <style:text-properties officeooo:paragraph-rsid="0021b887"/>
    </style:style>
    <style:style style:name="P3" style:family="paragraph" style:parent-style-name="Standard">
      <style:text-properties officeooo:rsid="0025b986" officeooo:paragraph-rsid="0025b986"/>
    </style:style>
    <style:style style:name="P4" style:family="paragraph" style:parent-style-name="Standard">
      <style:text-properties officeooo:rsid="00100a65" officeooo:paragraph-rsid="00265064"/>
    </style:style>
    <style:style style:name="P5" style:family="paragraph" style:parent-style-name="Standard">
      <style:text-properties officeooo:rsid="000e98e8" officeooo:paragraph-rsid="0025b986"/>
    </style:style>
    <style:style style:name="P6" style:family="paragraph" style:parent-style-name="Standard">
      <style:text-properties officeooo:rsid="000e98e8" officeooo:paragraph-rsid="00265064"/>
    </style:style>
    <style:style style:name="P7" style:family="paragraph" style:parent-style-name="Standard">
      <style:text-properties officeooo:rsid="0028c994" officeooo:paragraph-rsid="0028c994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b887" officeooo:paragraph-rsid="0021b88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28ddda" officeooo:paragraph-rsid="0028ddda"/>
    </style:style>
    <style:style style:name="P10" style:family="paragraph" style:parent-style-name="Standard">
      <style:text-properties style:text-underline-style="none" fo:font-weight="normal" officeooo:rsid="0021b887" officeooo:paragraph-rsid="002acbdd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21b887" officeooo:paragraph-rsid="002acbdd" style:font-weight-asian="bold" style:font-weight-complex="bold"/>
    </style:style>
    <style:style style:name="P12" style:family="paragraph" style:parent-style-name="Standard">
      <style:text-properties fo:font-weight="bold" officeooo:rsid="0021b887" officeooo:paragraph-rsid="0021b887" style:font-weight-asian="bold" style:font-weight-complex="bold"/>
    </style:style>
    <style:style style:name="P13" style:family="paragraph" style:parent-style-name="Standard">
      <style:text-properties officeooo:rsid="0025b986" officeooo:paragraph-rsid="0025b986"/>
    </style:style>
    <style:style style:name="T1" style:family="text">
      <style:text-properties officeooo:rsid="0021b887"/>
    </style:style>
    <style:style style:name="T2" style:family="text">
      <style:text-properties officeooo:rsid="0025b986"/>
    </style:style>
    <style:style style:name="T3" style:family="text">
      <style:text-properties officeooo:rsid="0028c994"/>
    </style:style>
    <style:style style:name="T4" style:family="text">
      <style:text-properties officeooo:rsid="0028ddda"/>
    </style:style>
    <style:style style:name="T5" style:family="text">
      <style:text-properties style:text-underline-style="none"/>
    </style:style>
    <style:style style:name="T6" style:family="text">
      <style:text-properties officeooo:rsid="002c1b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Różnice <text:span text:style-name="T4">backup pełny i różnicowy</text:span></text:p>
      <text:p text:style-name="P10">Pełen backup zawiera wszystkie dane, znajdujące się na serwerze, w momencie jego tworzenia. Natomiast różnicowy przechowuje zmiany, które zaszły od pierwszego pełnego backupu. Backup różnicowy wykonuje się szybciej niż pełny i wykorzystuje mniej pamięci, jest jednak wolniejszy w momencie, w którym <text:s/>chcemy odzyskać dane, ponieważ najpierw trzeba pobrać pierwszy pełen backup, a następnie najnowszy różnicowy. W pełnym backupie wystarczy pobrać ostatni pełny. </text:p>
      <text:p text:style-name="P10"/>
      <text:p text:style-name="P10"/>
      <text:p text:style-name="P10"/>
      <text:p text:style-name="P12"><text:span text:style-name="T5">Backup</text:span></text:p>
      <text:p text:style-name="P12"><text:span text:style-name="T5"/></text:p>
      <text:p text:style-name="P9"><text:span text:style-name="T6">1) </text:span>Terminal</text:p>
      <text:p text:style-name="P3">#backup</text:p>
      <text:p text:style-name="P5">mysqldump -u root -p<text:span text:style-name="T2">[password]</text:span> <text:span text:style-name="T2">Lab3 </text:span>&gt; <text:span text:style-name="T2">dump</text:span>.sql <text:tab/><text:tab/><text:tab/><text:span text:style-name="T2">#zapis bazy do pliku</text:span> </text:p>
      <text:p text:style-name="P5">mysql -u root -p<text:span text:style-name="T2">[password] <text:tab/><text:tab/><text:tab/><text:tab/><text:tab/><text:tab/></text:span></text:p>
      <text:p text:style-name="P6">DROP DATABASE <text:span text:style-name="T2">Lab3</text:span>;<text:tab/><text:tab/><text:tab/><text:tab/><text:tab/><text:tab/><text:span text:style-name="T2"># usuniecie bazy i wyjście</text:span></text:p>
      <text:p text:style-name="P5">exit</text:p>
      <text:p text:style-name="P5"/>
      <text:p text:style-name="P3">#reload</text:p>
      <text:p text:style-name="P5">mysql -u root -p<text:span text:style-name="T2">[password]</text:span></text:p>
      <text:p text:style-name="P6">create database <text:span text:style-name="T2">Lab3</text:span>;<text:tab/><text:span text:style-name="T2"> #tworzenie bazy o tej samej nazwie, bo backup bez opcji --databases</text:span></text:p>
      <text:p text:style-name="P5">exit</text:p>
      <text:p text:style-name="P4">mysql -u root -p<text:span text:style-name="T2">[password]</text:span> <text:span text:style-name="T2">Lab3</text:span> &lt; <text:span text:style-name="T2">dump</text:span>.sql <text:s/><text:tab/><text:tab/><text:span text:style-name="T2">#reload bazy</text:span></text:p>
      <text:p text:style-name="P1"/>
      <text:p text:style-name="P9"><text:s/><text:span text:style-name="T6">2) </text:span>IDE</text:p>
      <text:p text:style-name="P1">- <text:span text:style-name="T4">w Mysql Workbench należy wybrać opcje Data Export → Export to Self-Contained File → Start Export</text:span></text:p>
      <text:p text:style-name="P1">- <text:span text:style-name="T3">aby przywrócić bazę należy ją zaimportować z pliku, do którego wcześniej została eksportowana</text:span></text:p>
      <text:p text:style-name="P7">(‘Data Import’ )</text:p>
      <text:p text:style-name="P1"/>
      <text:p text:style-name="P1"/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16:34.104224144</meta:creation-date>
    <meta:editing-duration>PT17M35S</meta:editing-duration>
    <meta:editing-cycles>8</meta:editing-cycles>
    <meta:generator>LibreOffice/5.1.6.2$Linux_X86_64 LibreOffice_project/10m0$Build-2</meta:generator>
    <dc:date>2018-11-17T13:15:31.034088360</dc:date>
    <meta:document-statistic meta:table-count="0" meta:image-count="0" meta:object-count="0" meta:page-count="1" meta:paragraph-count="19" meta:word-count="161" meta:character-count="1077" meta:non-whitespace-character-count="911"/>
  </office:meta>
</office:document-meta>
</file>